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Calibri" officeooo:rsid="0012aec8" officeooo:paragraph-rsid="0012aec8"/>
    </style:style>
    <style:style style:name="P2" style:family="paragraph" style:parent-style-name="Standard">
      <style:paragraph-properties fo:text-align="center" style:justify-single-word="false"/>
      <style:text-properties style:font-name="Calibri" fo:font-size="20pt" style:text-underline-style="solid" style:text-underline-width="auto" style:text-underline-color="font-color" fo:font-weight="bold" officeooo:rsid="0012aec8" officeooo:paragraph-rsid="0012aec8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Calibri" officeooo:rsid="0017865f" officeooo:paragraph-rsid="0017865f"/>
    </style:style>
    <style:style style:name="P4" style:family="paragraph" style:parent-style-name="Standard">
      <style:paragraph-properties fo:text-align="center" style:justify-single-word="false"/>
      <style:text-properties style:font-name="Calibri" fo:font-style="italic" officeooo:rsid="001b3c60" officeooo:paragraph-rsid="001b3c60" style:font-style-asian="italic" style:font-style-complex="italic"/>
    </style:style>
    <style:style style:name="P5" style:family="paragraph" style:parent-style-name="Standard">
      <style:paragraph-properties fo:text-align="justify" style:justify-single-word="false"/>
      <style:text-properties style:font-name="Calibri" fo:font-style="normal" officeooo:rsid="001b3c60" officeooo:paragraph-rsid="001b3c60" style:font-style-asian="normal" style:font-style-complex="normal"/>
    </style:style>
    <style:style style:name="P6" style:family="paragraph" style:parent-style-name="Standard" style:list-style-name="L2">
      <style:paragraph-properties fo:text-align="justify" style:justify-single-word="false"/>
      <style:text-properties style:font-name="Calibri" fo:font-style="normal" officeooo:rsid="001b3c60" officeooo:paragraph-rsid="001b3c60" style:font-style-asian="normal" style:font-style-complex="normal"/>
    </style:style>
    <style:style style:name="P7" style:family="paragraph" style:parent-style-name="Standard" style:list-style-name="L2">
      <style:paragraph-properties fo:text-align="justify" style:justify-single-word="false"/>
      <style:text-properties style:font-name="Calibri" fo:font-style="normal" officeooo:rsid="001b3c60" officeooo:paragraph-rsid="0021c9c0" style:font-style-asian="normal" style:font-style-complex="normal"/>
    </style:style>
    <style:style style:name="P8" style:family="paragraph" style:parent-style-name="Standard">
      <style:paragraph-properties fo:text-align="justify" style:justify-single-word="false"/>
      <style:text-properties style:font-name="Calibri" fo:font-style="normal" officeooo:rsid="001b3c60" officeooo:paragraph-rsid="0021c9c0" style:font-style-asian="normal" style:font-style-complex="normal"/>
    </style:style>
    <style:style style:name="P9" style:family="paragraph" style:parent-style-name="Standard" style:list-style-name="L2">
      <style:paragraph-properties fo:text-align="justify" style:justify-single-word="false"/>
      <style:text-properties style:font-name="Calibri" fo:font-style="normal" officeooo:rsid="0021c9c0" officeooo:paragraph-rsid="0021c9c0" style:font-style-asian="normal" style:font-style-complex="normal"/>
    </style:style>
    <style:style style:name="P10" style:family="paragraph" style:parent-style-name="Standard">
      <style:paragraph-properties fo:text-align="justify" style:justify-single-word="false"/>
      <style:text-properties style:font-name="Calibri" fo:font-style="normal" officeooo:rsid="0021c9c0" officeooo:paragraph-rsid="0021c9c0" style:font-style-asian="normal" style:font-style-complex="normal"/>
    </style:style>
    <style:style style:name="P11" style:family="paragraph" style:parent-style-name="Standard" style:list-style-name="L2">
      <style:paragraph-properties fo:text-align="justify" style:justify-single-word="false"/>
      <style:text-properties style:font-name="Calibri" officeooo:rsid="001b3c60" officeooo:paragraph-rsid="001b3c60"/>
    </style:style>
    <style:style style:name="P12" style:family="paragraph" style:parent-style-name="Standard" style:list-style-name="L2">
      <style:paragraph-properties fo:text-align="justify" style:justify-single-word="false"/>
      <style:text-properties style:font-name="Calibri" officeooo:rsid="001c8de9" officeooo:paragraph-rsid="001c8de9"/>
    </style:style>
    <style:style style:name="P13" style:family="paragraph" style:parent-style-name="Standard">
      <style:paragraph-properties fo:text-align="center" style:justify-single-word="false"/>
      <style:text-properties style:font-name="Calibri" officeooo:rsid="001fd8cf" officeooo:paragraph-rsid="001fd8cf"/>
    </style:style>
    <style:style style:name="P14" style:family="paragraph" style:parent-style-name="Standard">
      <style:paragraph-properties fo:text-align="justify" style:justify-single-word="false"/>
      <style:text-properties style:font-name="Calibri" officeooo:rsid="001fd8cf" officeooo:paragraph-rsid="001fd8cf"/>
    </style:style>
    <style:style style:name="P15" style:family="paragraph" style:parent-style-name="Standard">
      <style:text-properties style:font-name="Calibri" officeooo:rsid="0012eef8" officeooo:paragraph-rsid="0012eef8"/>
    </style:style>
    <style:style style:name="P16" style:family="paragraph" style:parent-style-name="Standard">
      <style:paragraph-properties fo:text-align="justify" style:justify-single-word="false"/>
      <style:text-properties style:font-name="Calibri" officeooo:rsid="0012eef8" officeooo:paragraph-rsid="0030a075"/>
    </style:style>
    <style:style style:name="P17" style:family="paragraph" style:parent-style-name="Standard">
      <style:paragraph-properties fo:text-align="justify" style:justify-single-word="false"/>
      <style:text-properties style:font-name="Calibri" officeooo:rsid="0012eef8" officeooo:paragraph-rsid="0039f7f8"/>
    </style:style>
    <style:style style:name="P18" style:family="paragraph" style:parent-style-name="Standard">
      <style:paragraph-properties fo:text-align="justify" style:justify-single-word="false"/>
      <style:text-properties style:font-name="Calibri" style:text-underline-style="solid" style:text-underline-width="auto" style:text-underline-color="font-color" officeooo:rsid="0022aebd" officeooo:paragraph-rsid="0022aebd"/>
    </style:style>
    <style:style style:name="P19" style:family="paragraph" style:parent-style-name="Standard">
      <style:paragraph-properties fo:text-align="center" style:justify-single-word="false"/>
      <style:text-properties style:font-name="Calibri" fo:font-size="20pt" style:text-underline-style="solid" style:text-underline-width="auto" style:text-underline-color="font-color" fo:font-weight="bold" officeooo:rsid="002be8cd" officeooo:paragraph-rsid="002be8cd" style:font-size-asian="20pt" style:font-weight-asian="bold" style:font-size-complex="20pt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Calibri" fo:font-size="12pt" style:text-underline-style="solid" style:text-underline-width="auto" style:text-underline-color="font-color" fo:font-weight="normal" officeooo:rsid="0022aebd" officeooo:paragraph-rsid="002e713e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Calibri" fo:font-size="12pt" style:text-underline-style="none" fo:font-weight="normal" officeooo:rsid="0012aec8" officeooo:paragraph-rsid="0012aec8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Calibri" fo:font-size="12pt" style:text-underline-style="none" fo:font-weight="normal" officeooo:rsid="0031a546" officeooo:paragraph-rsid="0031a546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Calibri" fo:font-size="12pt" style:text-underline-style="none" fo:font-weight="normal" officeooo:rsid="00361e27" officeooo:paragraph-rsid="00361e27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center" style:justify-single-word="false"/>
      <style:text-properties style:font-name="Calibri" fo:font-size="12pt" fo:font-style="italic" style:text-underline-style="none" fo:font-weight="normal" officeooo:rsid="0031a546" officeooo:paragraph-rsid="0031a546" style:font-size-asian="12pt" style:font-style-asian="italic" style:font-weight-asian="normal" style:font-size-complex="12pt" style:font-style-complex="italic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Calibri" fo:font-size="12pt" fo:font-style="italic" style:text-underline-style="none" fo:font-weight="normal" officeooo:rsid="00361e27" officeooo:paragraph-rsid="00361e27" style:font-size-asian="12pt" style:font-style-asian="italic" style:font-weight-asian="normal" style:font-size-complex="12pt" style:font-style-complex="italic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Calibri" fo:font-size="12pt" fo:font-style="italic" style:text-underline-style="none" fo:font-weight="normal" officeooo:rsid="0012eef8" officeooo:paragraph-rsid="003c7c50" style:font-size-asian="12pt" style:font-style-asian="italic" style:font-weight-asian="normal" style:font-size-complex="12pt" style:font-style-complex="italic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Calibri" fo:font-size="12pt" fo:font-style="normal" style:text-underline-style="none" fo:font-weight="normal" officeooo:rsid="003357d5" officeooo:paragraph-rsid="003357d5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 style:list-style-name="L4">
      <style:paragraph-properties fo:text-align="justify" style:justify-single-word="false"/>
      <style:text-properties style:font-name="Calibri" fo:font-size="12pt" fo:font-style="normal" style:text-underline-style="none" fo:font-weight="normal" officeooo:rsid="0031a546" officeooo:paragraph-rsid="003357d5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Calibri" fo:font-size="12pt" fo:font-style="normal" style:text-underline-style="none" fo:font-weight="normal" officeooo:rsid="0031a546" officeooo:paragraph-rsid="003357d5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Calibri" officeooo:rsid="0012aec8" officeooo:paragraph-rsid="0012aec8"/>
    </style:style>
    <style:style style:name="P31" style:family="paragraph" style:parent-style-name="Standard">
      <style:paragraph-properties fo:text-align="justify" style:justify-single-word="false"/>
      <style:text-properties style:font-name="Calibri" fo:font-size="16pt" fo:font-style="normal" style:text-underline-style="solid" style:text-underline-width="auto" style:text-underline-color="font-color" fo:font-weight="normal" officeooo:rsid="00348f23" officeooo:paragraph-rsid="00348f23" style:font-size-asian="16pt" style:font-style-asian="normal" style:font-weight-asian="normal" style:font-size-complex="16pt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text-position="0% 100%" style:font-name="Calibri" fo:font-size="16pt" style:text-underline-style="solid" style:text-underline-width="auto" style:text-underline-color="font-color" fo:font-weight="normal" officeooo:rsid="0031a546" officeooo:paragraph-rsid="0031a546" style:font-size-asian="16pt" style:font-weight-asian="normal" style:font-size-complex="16pt" style:font-weight-complex="normal"/>
    </style:style>
    <style:style style:name="T1" style:family="text">
      <style:text-properties officeooo:rsid="00130828"/>
    </style:style>
    <style:style style:name="T2" style:family="text">
      <style:text-properties officeooo:rsid="0016b478"/>
    </style:style>
    <style:style style:name="T3" style:family="text">
      <style:text-properties officeooo:rsid="001957f7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cfeee" style:font-style-asian="normal" style:font-style-complex="normal"/>
    </style:style>
    <style:style style:name="T6" style:family="text">
      <style:text-properties fo:font-style="normal" officeooo:rsid="002346e3" style:font-style-asian="normal" style:font-style-complex="normal"/>
    </style:style>
    <style:style style:name="T7" style:family="text">
      <style:text-properties fo:font-style="normal" officeooo:rsid="00248ca2" style:font-style-asian="normal" style:font-style-complex="normal"/>
    </style:style>
    <style:style style:name="T8" style:family="text">
      <style:text-properties fo:font-style="normal" officeooo:rsid="00260f82" style:font-style-asian="normal" style:font-style-complex="normal"/>
    </style:style>
    <style:style style:name="T9" style:family="text">
      <style:text-properties fo:font-style="normal" officeooo:rsid="0012aec8" style:font-style-asian="normal" style:font-style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1b3c60" style:font-style-asian="italic" style:font-style-complex="italic"/>
    </style:style>
    <style:style style:name="T12" style:family="text">
      <style:text-properties fo:font-style="italic" officeooo:rsid="0039f7f8" style:font-style-asian="italic" style:font-style-complex="italic"/>
    </style:style>
    <style:style style:name="T13" style:family="text">
      <style:text-properties fo:font-style="italic" officeooo:rsid="0012aec8" style:font-style-asian="italic" style:font-style-complex="italic"/>
    </style:style>
    <style:style style:name="T14" style:family="text">
      <style:text-properties fo:font-style="italic" officeooo:rsid="002baaee" style:font-style-asian="italic" style:font-style-complex="italic"/>
    </style:style>
    <style:style style:name="T15" style:family="text">
      <style:text-properties fo:font-style="italic" style:text-underline-style="none" style:font-style-asian="italic" style:font-style-complex="italic"/>
    </style:style>
    <style:style style:name="T16" style:family="text">
      <style:text-properties fo:font-style="italic" style:text-underline-style="none" officeooo:rsid="00300c96" style:font-style-asian="italic" style:font-style-complex="italic"/>
    </style:style>
    <style:style style:name="T17" style:family="text">
      <style:text-properties style:text-underline-style="none"/>
    </style:style>
    <style:style style:name="T18" style:family="text">
      <style:text-properties style:text-underline-style="none" officeooo:rsid="0029d1e7"/>
    </style:style>
    <style:style style:name="T19" style:family="text">
      <style:text-properties officeooo:rsid="002baaee"/>
    </style:style>
    <style:style style:name="T20" style:family="text">
      <style:text-properties officeooo:rsid="0030a075"/>
    </style:style>
    <style:style style:name="T21" style:family="text">
      <style:text-properties officeooo:rsid="003357d5"/>
    </style:style>
    <style:style style:name="T22" style:family="text">
      <style:text-properties officeooo:rsid="0039f7f8"/>
    </style:style>
    <style:style style:name="T23" style:family="text">
      <style:text-properties officeooo:rsid="003b331f"/>
    </style:style>
    <style:style style:name="T24" style:family="text">
      <style:text-properties officeooo:rsid="003ba3a9"/>
    </style:style>
    <style:style style:name="T25" style:family="text">
      <style:text-properties officeooo:rsid="0012aec8"/>
    </style:style>
    <style:style style:name="T26" style:family="text">
      <style:text-properties officeooo:rsid="00405bd3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ADC</text:p>
      <text:p text:style-name="P21"/>
      <text:p text:style-name="P20">Note<text:span text:style-name="T17">: Any fun</text:span><text:span text:style-name="T18">c</text:span><text:span text:style-name="T17">tion referenced here is in the </text:span><text:span text:style-name="T15">peripherals/</text:span><text:span text:style-name="T16">adc</text:span><text:span text:style-name="T15">.h</text:span><text:span text:style-name="T17"> file, except otherwise stated</text:span></text:p>
      <text:p text:style-name="P21"/>
      <text:p text:style-name="P16">Before any further action to the GPIOs, the first thing that must happen <text:span text:style-name="T1">is the enabling of the GPIO <text:s/>clock. </text:span><text:span text:style-name="T2">This is done through the function</text:span></text:p>
      <text:p text:style-name="P26"><text:span text:style-name="T22"><text:tab/><text:tab/><text:tab/><text:tab/><text:tab/>void </text:span><text:span text:style-name="T25">enable</text:span><text:span text:style-name="T26">ADC</text:span><text:span text:style-name="T19">C</text:span><text:span text:style-name="T25">locks() <text:s text:c="9"/></text:span><text:span text:style-name="T6">(</text:span><text:span text:style-name="T8">#include “</text:span><text:span text:style-name="T6">/clock/clock.h”</text:span><text:span text:style-name="T7">)</text:span></text:p>
      <text:p text:style-name="P21"/>
      <text:p text:style-name="P32">Continuous mode</text:p>
      <text:p text:style-name="P22">To start the ADC in continuous mode, call the function</text:p>
      <text:p text:style-name="P24">void startContinuousConversion(uint8_t sequence[], uint8_t seq_len);</text:p>
      <text:p text:style-name="P27">where</text:p>
      <text:list xml:id="list3919726498" text:style-name="L4">
        <text:list-item>
          <text:p text:style-name="P28">sequence: <text:span text:style-name="T21">Is the sequence with which the ADC inputs are sampled</text:span></text:p>
        </text:list-item>
        <text:list-item>
          <text:p text:style-name="P28">seq_len: Is<text:span text:style-name="T21"> the length of the aforementioned sequence</text:span></text:p>
        </text:list-item>
      </text:list>
      <text:p text:style-name="P29"/>
      <text:p text:style-name="P29"/>
      <text:p text:style-name="P29"/>
      <text:p text:style-name="P31">General</text:p>
      <text:p text:style-name="P23">To read the data of the last ADC conversion, call the following function, which is blocking and waits until the consversion has ended.</text:p>
      <text:p text:style-name="P25">uint16_t readDataConverted();</text:p>
      <text:p text:style-name="P23">It returns the value of the last conversion.</text:p>
      <text:p text:style-name="P22"/>
      <text:p text:style-name="P21"/>
      <text:p text:style-name="P21"/>
      <text:p text:style-name="P2">GPIOs</text:p>
      <text:p text:style-name="P15"/>
      <text:p text:style-name="P18">Note<text:span text:style-name="T17">: Any fun</text:span><text:span text:style-name="T18">c</text:span><text:span text:style-name="T17">tion referenced here is in the </text:span><text:span text:style-name="T15">peripherals/gpio.h</text:span><text:span text:style-name="T17"> file, except otherwise stated</text:span></text:p>
      <text:p text:style-name="P18"/>
      <text:p text:style-name="P17">Before any further action to the GPIOs, the first thing that must happen <text:span text:style-name="T1">is the enabling of the GPIO <text:s/>clock. </text:span><text:span text:style-name="T2">This is done through the function</text:span></text:p>
      <text:p text:style-name="P17"><text:span text:style-name="T12"><text:tab/><text:tab/><text:tab/><text:tab/><text:tab/>void </text:span><text:span text:style-name="T13">enable</text:span><text:span text:style-name="T14">Gp</text:span><text:span text:style-name="T13">io</text:span><text:span text:style-name="T14">C</text:span><text:span text:style-name="T13">locks() <text:s text:c="9"/></text:span><text:span text:style-name="T6">(</text:span><text:span text:style-name="T8">#include “</text:span><text:span text:style-name="T6">/clock/clock.h”</text:span><text:span text:style-name="T7">)</text:span></text:p>
      <text:p text:style-name="P3">Then, <text:span text:style-name="T3">the pin must be configured with the following function</text:span></text:p>
      <text:p text:style-name="P4">void configPin(uint8_t port, uint8_t pin, uint8_t gpio_mode);</text:p>
      <text:p text:style-name="P5">where</text:p>
      <text:list xml:id="list3980728072" text:style-name="L2">
        <text:list-item>
          <text:p text:style-name="P6"><text:span text:style-name="T23">port</text:span>: Sets the register to be used, e.g. GPIOA for PORTA etc.</text:p>
        </text:list-item>
        <text:list-item>
          <text:p text:style-name="P6"><text:span text:style-name="T23">pin</text:span>: Sets the specific pin to be configured, e.g. GPIO_PIN_1 for pin 1</text:p>
        </text:list-item>
        <text:list-item>
          <text:p text:style-name="P6">mode: Sets the mode, which takes the following values</text:p>
          <text:list>
            <text:list-item>
              <text:p text:style-name="P11"><text:span text:style-name="T4">OUTPUT_PUSH_PULL: For output mode with push-pull configuration</text:span></text:p>
            </text:list-item>
            <text:list-item>
              <text:p text:style-name="P11"><text:span text:style-name="T4">OUTPUT_OPEN_DRAIN: For output mode with open-drain configuration</text:span></text:p>
            </text:list-item>
            <text:list-item>
              <text:p text:style-name="P11"><text:span text:style-name="T4">ALT_FUNC_PUSH_PULL: For output mode with push-pull configuration</text:span></text:p>
            </text:list-item>
            <text:list-item>
              <text:p text:style-name="P11"><text:span text:style-name="T4">ALT_FUNC_OPEN_DRAIN: For output mode with open-drain configuration</text:span></text:p>
            </text:list-item>
            <text:list-item>
              <text:p text:style-name="P12"><text:span text:style-name="T4">ANALOG: For input mode with analog</text:span></text:p>
            </text:list-item>
            <text:list-item>
              <text:p text:style-name="P12"><text:span text:style-name="T4">FLOATING_INPUT: For floating input</text:span></text:p>
            </text:list-item>
            <text:list-item>
              <text:p text:style-name="P12"><text:span text:style-name="T4">INPUT_PULL_UP_DOWN: </text:span><text:span text:style-name="T5">For input with pull-up/pull-down resistors</text:span></text:p>
            </text:list-item>
          </text:list>
        </text:list-item>
      </text:list>
      <text:p text:style-name="P14"><text:span text:style-name="T5">T</text:span><text:span text:style-name="T4">o set a pin we call</text:span></text:p>
      <text:p text:style-name="P13"><text:span text:style-name="T10">void setPin(uint8_t port, uint8_t pin, uint8_t value);</text:span></text:p>
      <text:p text:style-name="P8"><text:soft-page-break/>where</text:p>
      <text:list xml:id="list23922753438438" text:continue-numbering="true" text:style-name="L2">
        <text:list-item>
          <text:p text:style-name="P7"><text:span text:style-name="T24">port</text:span>: Sets the register to be used, e.g. GPIOA for PORTA etc.</text:p>
        </text:list-item>
        <text:list-item>
          <text:p text:style-name="P7"><text:span text:style-name="T24">pin</text:span>: Sets the specific pin to be configured, e.g. GPIO_PIN_1 for pin 1</text:p>
        </text:list-item>
        <text:list-item>
          <text:p text:style-name="P9">value: Is the value to set (0 for low or 1 for high)</text:p>
        </text:list-item>
      </text:list>
      <text:p text:style-name="P10"/>
      <text:p text:style-name="P3"/>
      <text:p text:style-name="P3"/>
      <text:p text:style-name="P3"/>
      <text:p text:style-name="P3"/>
      <text:p text:style-name="P3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0T19:17:50.773054100</meta:creation-date>
    <dc:date>2023-01-13T02:39:22.323491230</dc:date>
    <meta:editing-duration>PT2H17M27S</meta:editing-duration>
    <meta:editing-cycles>41</meta:editing-cycles>
    <meta:generator>LibreOffice/7.3.7.2$Linux_X86_64 LibreOffice_project/30$Build-2</meta:generator>
    <meta:document-statistic meta:table-count="0" meta:image-count="0" meta:object-count="0" meta:page-count="2" meta:paragraph-count="37" meta:word-count="322" meta:character-count="2051" meta:non-whitespace-character-count="1751"/>
  </office:meta>
</office:document-meta>
</file>